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zanka</text:p>
      <text:p text:style-name="Standard"/>
      <text:p text:style-name="Standard">-Odsyłacze do literatury. Oczywiście są niezbędne wszędzie tam, gdzie korzystasz z cudzej wiedzy. Jednak niektóre pozycje są nadmiernie cytowane – powtarzane są odsyłacze do tej samej pozycji. Profesjonaliści używają każdego odsyłacza tylko raz i starają się cytować źródła pierwotne. Taki jest cel przeglądu literatury – przedstawienie historii badań z własnego punktu widzenia. Jest z tym trochę gimnastyki. Chętnie Ci będę asystował.</text:p>
      <text:p text:style-name="Standard"/>
      <text:p text:style-name="Standard">-Część wstępna (do rozdziału 3, bo tu jestem z czytaniem) jest moim zdaniem przegadana. Jest to rodzaj podręcznika z różnych dziedzin. Będę starał Cię przekonać, aby zostawić tylko to co jest potrzebne czytelnikowi do łatwego zrozumienia Twoich wyników.</text:p>
      <text:p text:style-name="Standard"/>
      <text:p text:style-name="Standard"/>
      <text:p text:style-name="Standard">##################################################</text:p>
      <text:p text:style-name="Standard"/>
      <text:p text:style-name="Standard">„Uszkodzenie ścięgna Achillesa uznawane jest obecnie za chorobę cywilizacyjną (za [115]).”</text:p>
      <text:p text:style-name="Standard"/>
      <text:p text:style-name="Standard">Mam prawo mieć wątpliwości. Oczywiście, skoro ktoś tak powiedział ([115]) to jest „uznawane”. Ale nie należy powielać poglądów, co do których ma się wątpliwości.</text:p>
      <text:p text:style-name="Standard"/>
      <text:p text:style-name="Standard">Autorzy poz. [115] powołują się na następujące pozycje:</text:p>
      <text:p text:style-name="Standard"/>
      <text:p text:style-name="Standard"><text:s/></text:p>
      <text:p text:style-name="Standard"/>
      <text:p text:style-name="Standard">1. Kintzi M. Urazy ścięgna Achillesa. Blok Oper. 1999: 2:60-66.</text:p>
      <text:p text:style-name="Standard"/>
      <text:p text:style-name="Standard">3. Kangas J., Pajala A., Siira P. et. al. Early functional treatment versus early immobilzation in tension of the musculotendinosus unit after Achilles rupture reapair:</text:p>
      <text:p text:style-name="Standard"/>
      <text:p text:style-name="Standard">a prospective, randomized, clinical study. J Trauma. 2003:54(6), 1180-1.</text:p>
      <text:p text:style-name="Standard"/>
      <text:p text:style-name="Standard">7. Dziak A. Urazy i uszkodzenia sportowe. Acta Clinica. 2001;1,2: 105-110.</text:p>
      <text:p text:style-name="Standard"/>
      <text:p text:style-name="Standard">8. Golec E., Widawski A., Chrzanowski R. i wsp. Czynnościowe wyniki leczenia operacyjnego ostrego podskórnego i zastarzałego uszkodzenia ścięgna piętowego metodą rekonstrukcji otwartej. Kwart Ortoped. 2002;2:108-113.</text:p>
      <text:p text:style-name="Standard"/>
      <text:p text:style-name="Standard">9. Ryngier P., Saulicz E., Kokosz M. i wsp. Uwagi na temat najczęstszych obrażeń i ich</text:p>
      <text:p text:style-name="Standard"/>
      <text:p text:style-name="Standard">przyczyn wśród zawodników i zawodniczek piłki nożnej. Med Sport. 2002;18, 12: 499-506.</text:p>
      <text:p text:style-name="Standard"/>
      <text:p text:style-name="Standard">10. Sotowski R., Porębski M., Gołaszewski M. i wsp. Uszkodzenia ścięgna piętowego w wyniku rekreacyjnego uprawiania sportu. Med Sport. 2000;102:17-18. 158</text:p>
      <text:p text:style-name="Standard"/>
      <text:p text:style-name="Standard">11. Tayara S., Dobies E., Łapińska I. Unieruchomienie względne i wczesne doleczanie po operacyjnej rekonstrukcji zamkniętych uszkodzeń ścięgna piętowego. Med Sport. 2001; 114: 20-22.</text:p>
      <text:p text:style-name="Standard"/>
      <text:p text:style-name="Standard"><text:s/></text:p>
      <text:p text:style-name="Standard"/>
      <text:p text:style-name="Standard"><text:soft-page-break/>Sądząc po tytułach, w większości są to artykuły z medycyny sportowej, a choroby cywilizacyjne są powiązane z postępem cywilizacyjnym.</text:p>
      <text:p text:style-name="Standard"/>
      <text:p text:style-name="Standard">Nie traciłbym więcej czasu na ten wątek i po prostu proponuję usunąć to zdanie i odpowiednio przeredagować następne.</text:p>
      <text:p text:style-name="Standard"/>
      <text:p text:style-name="Standard"><text:s/></text:p>
      <text:p text:style-name="Standard"/>
      <text:p text:style-name="Standard">Wracając do pozycji [115] - jest za dużo odwołań do tej pozycji i są zbyt gęsto.</text:p>
      <text:p text:style-name="Standard"/>
      <text:p text:style-name="Standard">Ale skorzystaj z tego, że znalazłem szczegóły czasopisma, gdzie został opublikowany ten referat Journal of Education, Health and Sport. 2016;6(11):147-160. Uzupełnij od ręki te szczegóły.</text:p>
      <text:p text:style-name="Standard"/>
      <text:p text:style-name="Standard">#############################################################################################</text:p>
      <text:p text:style-name="Standard"/>
      <text:p text:style-name="Standard"/>
      <text:p text:style-name="Standard">Będąc przy części epidemiologicznej (podrozdział 3.1.3) to ważna jest następująca publikacja:</text:p>
      <text:p text:style-name="Standard">Ganestam, A., Kallemose, T., Troelsen, A., &amp; Barfod, K. W. (2016). Increasing incidence of acute Achilles tendon rupture and a noticeable decline in surgical treatment from 1994 to 2013. A nationwide registry study of 33,160 patients. Knee Surgery, Sports Traumatology, Arthroscopy, 24(12), 3730-3737.</text:p>
      <text:p text:style-name="Standard">Wiele informacji można odczytać ze streszczenia: https://link.springer.com/article/10.1007/s00167-015-3544-5</text:p>
      <text:p text:style-name="Standard">Nie znalazłem informacji na temat pozycji [94], ale nieco starszą podobną publikację:</text:p>
      <text:p text:style-name="Standard">Raikin SM, Garras DN, Krapchev PV (2013) Achilles tendon injuries in a United States population. Foot Ankle Int 34:475–480.</text:p>
      <text:p text:style-name="Standard">W spisie piśmiennictwa jest drobna usterka. Zamienione są inicjały - nie M. S. Raikin ale Raikin SM</text:p>
      <text:p text:style-name="Standard">Zamiast</text:p>
      <text:p text:style-name="Standard">„Można powiedzieć, że jądro posiada spin jeżeli nie ma jednocześnie parzystej liczby protonów i neutronów.”</text:p>
      <text:p text:style-name="Standard">napisz</text:p>
      <text:p text:style-name="Standard">Tylko jądra o nieparzystej liczbie masowej, posiadają niezerowy spin w stanie podstawowym. Liczba masowa jest sumą liczb protonów i neutronów.</text:p>
      <text:p text:style-name="Standard"/>
      <text:p text:style-name="Standard">Zamiast</text:p>
      <text:p text:style-name="Standard">„ Felix Bloch’a” napisz Felixa Blocha.</text:p>
      <text:p text:style-name="Standard"/>
      <text:p text:style-name="Standard">#########################################################################################################</text:p>
      <text:p text:style-name="Standard"/>
      <text:p text:style-name="Standard">Taki drobiazg: zamiast „aktynę i miozyną” napisz „aktynę i miozynę”</text:p>
      <text:p text:style-name="Standard"/>
      <text:p text:style-name="Standard">####################################################################################################</text:p>
      <text:p text:style-name="Standard"/>
      <text:p text:style-name="Standard">Dziękuję za konstruktywną dyskusję modelu Hilla. Wersja schematu, którą Ty cytujesz jest <text:s/>w literaturze angielskojęzycznej nazywana „Hill-type model”, czyli model typu Hill'a.</text:p>
      <text:p text:style-name="Standard">Wielostronne omówienie wariantów modelu typu Hill'a jest tutaj:</text:p>
      <text:p text:style-name="Standard">https://pdfs.semanticscholar.org/04fa/059311c69b53544f6fe35d93bcde75056120.pdf</text:p>
      <text:p text:style-name="Standard"><text:soft-page-break/></text:p>
      <text:p text:style-name="Standard">################################################################################################</text:p>
      <text:p text:style-name="Standard"/>
      <text:p text:style-name="Standard">Akapit zaczynający się od słów „T1 zależne” nie trzyma się kupy. Prawdą jest, że <text:s/>wartość magnetyzacji podłużnej zanika ze stałą czasu T1. Jeżeli uznamy, że ważny jest moment, kiedy wartość spadnie do 63% to czas repetycji TR nie ma z tym wiele wspólnego. Jeśli jesteś innego zdania to podaj mi źródło skąd pochodzi taki opis i wzór (3.4).</text:p>
      <text:p text:style-name="Standard">Tyldę „∼” we wzorze (3.4) odczytałem jako oznaczenie proporcjonalności. To nie jest formuła obliczeniowa, a więc stwierdzenie „można obliczyć z zależności” nie jest tu właściwe.</text:p>
      <text:p text:style-name="Standard"/>
      <text:p text:style-name="Standard">#################################################################################################</text:p>
      <text:p text:style-name="Standard"/>
      <text:p text:style-name="Standard"/>
      <text:p text:style-name="Standard">JZIEL:</text:p>
      <text:p text:style-name="Standard"/>
      <text:p text:style-name="Standard"/>
      <text:p text:style-name="Standard">Z obu głów (brzuśców) mięśnia brzuchatego łydki wyrasta jedno szerokie, płaskie</text:p>
      <text:p text:style-name="Standard">pasmo, które jest początkiem części brzuchatej ścięgna Achillesa. Następnie ścięgno</text:p>
      <text:p text:style-name="Standard">to łączy się z włóknami pochodzącymi od mięśnia płaszczkowatego, które układają się</text:p>
      <text:p text:style-name="Standard">stycznie do wcześniej powstałej struktury. Podążając w dół łydki, kształt ścięgna Achil-</text:p>
      <text:p text:style-name="Standard">lesa ulega stopniowemu zwężeniu i zaokrągleniu, aż do punktu o minimalnej szerokości</text:p>
      <text:p text:style-name="Standard">(około 4 cm nad przyczepem dolnym [42]). W rejonie samego przyczepu, znajdującego</text:p>
      <text:p text:style-name="Standard">się na guzie piętowym, ścięgno ponownie jest płaskie i szerokie.</text:p>
      <text:p text:style-name="Standard"/>
      <text:p text:style-name="Standard">Warto coś dodać o związku anatomii z buiomechanika - to co gadali Śmiegielski z Ulą:</text:p>
      <text:p text:style-name="Standard">że wiązki działąją nieco niezależnie - ścięgno przenosi do pewnego srtopnai momenty sił skręcające.</text:p>
      <text:p text:style-name="Standard"/>
      <text:p text:style-name="Standard"/>
      <text:p text:style-name="Standard">. Kolagen typu I stanowi około 90%</text:p>
      <text:p text:style-name="Standard">wszystkich typów i jest podstawowym budulcem włókien kolagenowych tworzących za-</text:p>
      <text:p text:style-name="Standard">zwyczaj wiązki o grubości 50–100μm.</text:p>
      <text:p text:style-name="Standard"/>
      <text:p text:style-name="Standard"/>
      <text:p text:style-name="Standard">Stanowi kilka procent TYPÓW.</text:p>
      <text:p text:style-name="Standard">Ale włokana typu I stanowią 90% MASY włókien.</text:p>
      <text:p text:style-name="Standard"/>
      <text:p text:style-name="Standard"/>
      <text:p text:style-name="Standard"/>
      <text:p text:style-name="Standard">Z obu głów (brzuśców) mięśnia brzuchatego łydki wyrasta jedno szerokie, płaskie</text:p>
      <text:p text:style-name="Standard">pasmo, które jest początkiem części brzuchatej ścięgna Achillesa. Następnie ścięgno</text:p>
      <text:p text:style-name="Standard">to łączy się z włóknami pochodzącymi od mięśnia płaszczkowatego, które układają się</text:p>
      <text:p text:style-name="Standard">stycznie do wcześniej powstałej struktury. Podążając w dół łydki, kształt ścięgna Achil-</text:p>
      <text:p text:style-name="Standard">lesa ulega stopniowemu zwężeniu i zaokrągleniu, aż do punktu o minimalnej szerokości</text:p>
      <text:p text:style-name="Standard">(około 4 cm nad przyczepem dolnym [42]). W rejonie samego przyczepu, znajdującego</text:p>
      <text:p text:style-name="Standard">się na guzie piętowym, ścięgno ponownie jest płaskie i szerokie.</text:p>
      <text:p text:style-name="Standard"/>
      <text:p text:style-name="Standard">Warto dodać, ze ościego umożliwa "poślizg".</text:p>
      <text:p text:style-name="Standard"><text:soft-page-break/></text:p>
      <text:p text:style-name="Standard"/>
      <text:p text:style-name="Standard"/>
      <text:p text:style-name="Standard">ścięgno piętowe jest najsilniejszym ścięgnem całego ustroju.</text:p>
      <text:p text:style-name="Standard">najwytrzymalszym??</text:p>
      <text:p text:style-name="Standard"/>
      <text:p text:style-name="Standard"/>
      <text:p text:style-name="Standard"/>
      <text:p text:style-name="Standard"/>
      <text:p text:style-name="Standard"/>
      <text:p text:style-name="Standard">magnetyczne generowane przez magnesy (zwykle nadprzewodzące), zmienne pole ma-</text:p>
      <text:p text:style-name="Standard">gnetyczne skierowane prostopadle do osi stałego pola (generowane w dedykowanej do</text:p>
      <text:p text:style-name="Standard">tego zadania cewce), zmienne pole lokalne wytwarzane przez sąsiednie jądra atomowe</text:p>
      <text:p text:style-name="Standard">oraz związane z nimi cząstki elementarne.</text:p>
      <text:p text:style-name="Standard"/>
      <text:p text:style-name="Standard"/>
      <text:p text:style-name="Standard">zmienne pole magnetyczne -&gt; składową magnetyczną zmiennego pola elektromagnetycznego</text:p>
      <text:p text:style-name="Standard">skierowana prostopadle do osi stałego pola magnetycznego (generowana w dedykowanej do tego zadania cewce)</text:p>
      <text:p text:style-name="Standard"/>
      <text:p text:style-name="Standard">oraz związane z nimi cząstki elementarne -&gt; to wywalić (cząstki elementarne do kwarki, gluony itd)</text:p>
      <text:p text:style-name="Standard"/>
      <text:p text:style-name="Standard"/>
      <text:p text:style-name="Standard"/>
      <text:p text:style-name="Standard">współczynnik żyromagnetyczny właściwy danemu protonowi, a β0 to wartość natężenia</text:p>
      <text:p text:style-name="Standard"/>
      <text:p text:style-name="Standard">danemu protonowi - sugeruje, że każdy proton ma inny. Lepiej: danemu jądru atomowemu.</text:p>
      <text:p text:style-name="Standard"/>
      <text:p text:style-name="Standard"/>
      <text:p text:style-name="Standard"><text:s/>beta0 - nie chodzi o NATĘŻENIE a o INDUKCJĘ pola magnetycznego.</text:p>
      <text:p text:style-name="Standard">Zazwcyzaj w Polsce oznaczamy B0, a nie beta0</text:p>
      <text:p text:style-name="Standard">Natężenie oznaczamy H i nie jest wyrażane w Teslach</text:p>
      <text:p text:style-name="Standard"/>
      <text:p text:style-name="Standard"/>
      <text:p text:style-name="Standard"/>
      <text:p text:style-name="Standard">Dla przykładu częstotliwość Larmora dla protonu wodoru,</text:p>
      <text:p text:style-name="Standard"/>
      <text:p text:style-name="Standard">"dla protonu" lub lepiej "dla jądra wodoru"</text:p>
      <text:p text:style-name="Standard"><text:s/>Nie ma czegoś takiego jak proton wodoru.</text:p>
      <text:p text:style-name="Standard"/>
      <text:p text:style-name="Standard"/>
      <text:p text:style-name="Standard"/>
      <text:p text:style-name="Standard"/>
      <text:p text:style-name="Standard">Jądra atomowe wirujące z częstotliwością Larmora na skutek odpowiedniej sekwen-</text:p>
      <text:p text:style-name="Standard">cji impulsów magnetycznych ulegają swego rodzaju uporządkowaniu,</text:p>
      <text:p text:style-name="Standard"/>
      <text:p text:style-name="Standard">NIezupełnie. Ulegają uporządkowaniu na skutek działania silnego pola magnetycznego,.</text:p>
      <text:p text:style-name="Standard"/>
      <text:p text:style-name="Standard"/>
      <text:p text:style-name="Standard"><text:soft-page-break/>tworząc rotujące</text:p>
      <text:p text:style-name="Standard">w przybliżony sposób wektory magnetyzacji. Dodatkowo istotne jest, że wektory sto-</text:p>
      <text:p text:style-name="Standard">warzyszone z jądrami o wysokich poziomach energii odchylają się przeciwnie do zwrotu</text:p>
      <text:p text:style-name="Standard">pola magnetycznego – antyrównolegle, a o niskich poziomach energii równolegle, czyli</text:p>
      <text:p text:style-name="Standard">zgodnie ze zwrotem pola magnetycznego.</text:p>
      <text:p text:style-name="Standard"/>
      <text:p text:style-name="Standard"/>
      <text:p text:style-name="Standard">\Przyczyna - skutek dla ustawienia - energii jest na odwrót:</text:p>
      <text:p text:style-name="Standard"/>
      <text:p text:style-name="Standard">jądra o spinach ustawionyuch równolegle mają MNIEJSZE energie,</text:p>
      <text:p text:style-name="Standard">a o ustawionych antyrownolegle WIĘKSZE.</text:p>
      <text:p text:style-name="Standard"/>
      <text:p text:style-name="Standard">Następnie, na skutek sekwencji impulsów fal radiowych, spiny jader ulegaja odchyleniu.</text:p>
      <text:p text:style-name="Standard"/>
      <text:p text:style-name="Standard"/>
      <text:p text:style-name="Standard"/>
      <text:p text:style-name="Standard"/>
      <text:p text:style-name="Standard">W przeciętnym wycinku ciała ludzkiego jest</text:p>
      <text:p text:style-name="Standard">znacząco więcej jąder o ustawieniu równoległym niż antyrównoległym. Przykładowo w</text:p>
      <text:p text:style-name="Standard">objętości 1 × 1 × 5 mm jest to liczba około 2 × 1015 cząstek.</text:p>
      <text:p text:style-name="Standard"/>
      <text:p text:style-name="Standard"/>
      <text:p text:style-name="Standard">trzeba koniecznie dodać w jakim polu. Chodzi zapewne o pole o indukcji 1,5 T.</text:p>
      <text:p text:style-name="Standard">Warto też dodać, że jest to dużo ale niewiele w porównaniu z liczbą jader w danym kawałku ciała.</text:p>
      <text:p text:style-name="Standard"/>
      <text:p text:style-name="Standard"/>
      <text:p text:style-name="Standard"/>
      <text:p text:style-name="Standard"/>
      <text:p text:style-name="Standard"/>
      <text:p text:style-name="Standard">wyłączeniu impulsu RF magnetyzacja wraca do wartości początkowej. Czas potrzebny</text:p>
      <text:p text:style-name="Standard">na zwiększenie magnetyzacji podłużnej do stanu z przed działania impulsu nazywa-</text:p>
      <text:p text:style-name="Standard">ny jest czasem relaksacji podłużnej, relaksacji spin – sieć lub czasem T1. Natomiast</text:p>
      <text:p text:style-name="Standard">czas potrzebny na obniżenie magnetyzacji poprzecznej nazywany jest czasem relaksa-</text:p>
      <text:p text:style-name="Standard">cji poprzecznej, relaksacji spin – spin lub czasem T2. Relaksacja spin–spin ma przede</text:p>
      <text:p text:style-name="Standard">wszystkim znaczenie w kontekście oddziaływań z sąsiednimi jądrami i występującą na</text:p>
      <text:p text:style-name="Standard">skutek tego dyfuzją fazy obniżającą wartość magnetyzacji poprzecznej. Jednak z uwagi</text:p>
      <text:p text:style-name="Standard">na globalny powrót do namagnesowania wzdłuż linii pola czas relaksacji T2 nigdy nie</text:p>
      <text:p text:style-name="Standard">jest dłuższy niż czas relaksacji T1.</text:p>
      <text:p text:style-name="Standard"/>
      <text:p text:style-name="Standard"/>
      <text:p text:style-name="Standard">2 nieścisłości:</text:p>
      <text:p text:style-name="Standard"/>
      <text:p text:style-name="Standard">T2 &lt;= <text:s/>2*T1 , a nie T2&lt;=T1 <text:s/>Sytuacj gdy T2&gt;T1 jest bardzo rzadka ale możliwa</text:p>
      <text:p text:style-name="Standard"/>
      <text:p text:style-name="Standard"/>
      <text:p text:style-name="Standard">T1 to nie jest czas potrzebny na powrót do początkowej magnetyzacji a stała w ekspocnewcjalnym zaniku. Podobnie T2 to czas e-krotnego zaniku magnetyzacji poprzecznej</text:p>
      <text:p text:style-name="Standard"/>
      <text:p text:style-name="Standard"/>
      <text:p text:style-name="Standard"><text:soft-page-break/></text:p>
      <text:p text:style-name="Standard">cy sygnału z dodatkowych cewek gradientowych. Warstwa, w której dokonywany jest</text:p>
      <text:p text:style-name="Standard">pomiar kodowana jest przy pomocy nałożenia na pole β0 pola gradientowego Gzz , co</text:p>
      <text:p text:style-name="Standard"/>
      <text:p text:style-name="Standard"/>
      <text:p text:style-name="Standard">pomiar kodowania -&gt; proces kodowania lub pomiar</text:p>
      <text:p text:style-name="Standard"/>
      <text:p text:style-name="Standard"/>
      <text:p text:style-name="Standard"/>
      <text:p text:style-name="Standard"/>
      <text:p text:style-name="Standard"/>
      <text:p text:style-name="Standard">Główną informacją jaką otrzymujemy za pomocą obrazowania metodą jądrowego</text:p>
      <text:p text:style-name="Standard">rezonansu magnetycznego jest rozkład gęstości jąder atomowych. Jądra wodoru mają</text:p>
      <text:p text:style-name="Standard"/>
      <text:p text:style-name="Standard">nie wiem czy główną ale może ok</text:p>
      <text:p text:style-name="Standard">zamiast jąder -&gt; jąder atomowych o niezerowym spinie</text:p>
      <text:p text:style-name="Standard"/>
      <text:p text:style-name="Standard"/>
      <text:p text:style-name="Standard"/>
      <text:p text:style-name="Standard">Zanim przejdziesz do sekwencji trzeba dodać koniecznie, ze poza gęstością jader chcemy uzyskać infotmację o czasach T1 i T2</text:p>
      <text:p text:style-name="Standard">gdyż silniej różnicują one tkanki niż gęstość jąder wodoru. Używam celowo określenia "uzyskać informację" a nie "zmierzyć" gdyż czasy T1 i T2 rzadko kiedy sa mierz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1 zależne – obraz rekonstruowany jest na podstawie sygnału RM zmierzonym</text:p>
      <text:p text:style-name="Standard">po odchyleniu impulsem RF, w momencie gdy wartość magnetyzacji podłużnej</text:p>
      <text:p text:style-name="Standard">wynosi 63% wartości początkowej.</text:p>
      <text:p text:style-name="Standard"/>
      <text:p text:style-name="Standard">tu nieporozumienie!!!</text:p>
      <text:p text:style-name="Standard">T1 jest to czas po jakim mag podłużna wraca do 63% (1 - 1/e) wartości, ale pomiar NIE jest doknywany po czasie T1 bo go nie znamy.</text:p>
      <text:p text:style-name="Standard">Czas TE jest ustawiany tak aby był dużo krótszy od spodziewanego czasu T2. Wtedy wzór na natężenie sygnału jest taki jak podałeś.</text:p>
      <text:p text:style-name="Standard">Czas TR ustawia się tak by był rzedu spodziewanego T1.</text:p>
      <text:p text:style-name="Standard"/>
      <text:p text:style-name="Standard"/>
      <text:p text:style-name="Standard"/>
      <text:p text:style-name="Standard"/>
      <text:p text:style-name="Standard">T2 zależne – obraz rekonstruowany jest na podstawie sygnału RM zmierzonym</text:p>
      <text:p text:style-name="Standard">po odchyleniu impulsem RF, w momencie gdy wartość magnetyzacji poprzecznej</text:p>
      <text:p text:style-name="Standard">wynosi 37% wartości początkowej.</text:p>
      <text:p text:style-name="Standard"/>
      <text:p text:style-name="Standard">Identyczny probem. Czas T2 to xzas po jakiem watrość mag. poprzeczej wynosi 37% pocżątkowej (ale go nie znamy) więc mierzymy kiedy indziej.</text:p>
      <text:p text:style-name="Standard"><text:soft-page-break/></text:p>
      <text:p text:style-name="Standard">Ustawiamy czasy TR tak aby TR dużo większe od spodziewanego T1 i wtedy wzþr na sygnał upraszcze się do tego co podałeś.</text:p>
      <text:p text:style-name="Standard">TE ustawiamy tak aby był rzędu spodzieewanego T2 .</text:p>
      <text:p text:style-name="Standard"/>
      <text:p text:style-name="Standard"/>
      <text:p text:style-name="Standard">Jak widać te 2 badania zależą od PD i T1 lub T2. Dlatego nazywa sie je T1-zalezne lub T2-zależne.</text:p>
      <text:p text:style-name="Standard">I niestey nie wiadomo czy jak coś jest czarne do dlatego że małe PD czy dlatego że długie T1 (lub krótkie T2).</text:p>
      <text:p text:style-name="Standard">Jak widać skale szarości T1 i T2 są odwrócone,</text:p>
      <text:p text:style-name="Standard"/>
      <text:p text:style-name="Standard"/>
      <text:p text:style-name="Standard"/>
      <text:p text:style-name="Standard"/>
      <text:p text:style-name="Standard">Jak zastosujemy oba przyblizenie (TE &lt;&lt; spodziewanyT2; TR &gt;&gt; spodziewany T1) to sygnał jest propto PD. - tu napisałeś o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2 ∗ GRE (od ang. Gradient Echo) – jest to przykład sekwencji gradientowych.</text:p>
      <text:p text:style-name="Standard">W tym przypadku pole gradientowe jest użyte w celu przyspieszenia dyfuzji fa-</text:p>
      <text:p text:style-name="Standard">zy, a następnie przywrócenia jej z użyciem takiego samego pola o przeciwnym</text:p>
      <text:p text:style-name="Standard">zwrocie. Całość ma na celu przyspieszenie procesu zbiegania wartości sygnału</text:p>
      <text:p text:style-name="Standard">RM zależnego od T2 (zob. 3.5) do 37% wartości początkowej na podstawie której</text:p>
      <text:p text:style-name="Standard">rekonstruowany jest obraz.</text:p>
      <text:p text:style-name="Standard"/>
      <text:p text:style-name="Standard"/>
      <text:p text:style-name="Standard">tu się pomieszały 2 sprawy.</text:p>
      <text:p text:style-name="Standard">Jedna to sekwensje gradientowe. W nich spin jest obracany za pomocą impusów RF (!!!) o mniej niż 90o aby przyspieszyć pomiar - ale kosztem jakości.</text:p>
      <text:p text:style-name="Standard"/>
      <text:p text:style-name="Standard">Druga to T2*. Poza dyfuzją na zanik magenetyzacji poprzeczenej wpływa też niejednoroność pola magentycznego.</text:p>
      <text:p text:style-name="Standard">Można ją skompensować odracając spiny (obrót o 180o) w czasie = TE/2.</text:p>
      <text:p text:style-name="Standard">Czynność ta zawsze jest dokonywana przy pomiarze T2.</text:p>
      <text:p text:style-name="Standard">Jak tego nie zrobimy to mierzymy łączny efekt dyfuzji i niejednorodnosci pola. Zanik jest szybszy i zamiast czasu T2 mamy czas T2*.</text:p>
      <text:p text:style-name="Standard">Jako, że nie musimy obracać spinów ,pomiar może być o połowę szybszy.</text:p>
      <text:p text:style-name="Standard">Czas T2* jest zawsze mniejszy od T2.</text:p>
      <text:p text:style-name="Standard"/>
      <text:p text:style-name="Standard"/>
      <text:p text:style-name="Standard"/>
      <text:p text:style-name="Standard"/>
      <text:p text:style-name="Standard"/>
      <text:p text:style-name="Standard">T2 ∗ GRE TE MIN (od ang. Minimal Time Echo) – obraz rekonstruowany jest</text:p>
      <text:p text:style-name="Standard"><text:soft-page-break/>na podstawie sygnału RM T2 zależnego (zob. 3.5) przy minimalnym czasie T E i</text:p>
      <text:p text:style-name="Standard">tylko dla fragmentu przestrzeni K.</text:p>
      <text:p text:style-name="Standard"/>
      <text:p text:style-name="Standard">zamiast T2 powinno być T2*.</text:p>
      <text:p text:style-name="Standard"/>
      <text:p text:style-name="Standard">badanie bardzo szybkie, uzyteczne gdy czasy T2* bardzo krótkie.</text:p>
      <text:p text:style-name="Standard"/>
      <text:p text:style-name="Standard"/>
      <text:p text:style-name="Standard"/>
      <text:p text:style-name="Standard"/>
      <text:p text:style-name="Standard"/>
      <text:p text:style-name="Standard">Ograniczenia związane ze stosowaniem RM wynikają głównie z oddziaływania sil-</text:p>
      <text:p text:style-name="Standard">nego pola magnetycznego na przedmioty z nim reagujące, zawierające ferromagnetyki</text:p>
      <text:p text:style-name="Standard">w składzie np. odłamki metalowe w ciele badanego, wszczepiony stymulator serca, en-</text:p>
      <text:p text:style-name="Standard">doprotezy stawu biodrowego, stawu kolanowego itp. Wrażliwość pacjenta na hałas lub</text:p>
      <text:p text:style-name="Standard"/>
      <text:p text:style-name="Standard"/>
      <text:p text:style-name="Standard">Zdanie sygeruje, że rozrusznik i endoprotezy zawierają ferromagentyki.</text:p>
      <text:p text:style-name="Standard">Są generalnie 3 powoduy że nie można RM:</text:p>
      <text:p text:style-name="Standard">ferromagentyk - bo sie przesunie</text:p>
      <text:p text:style-name="Standard">urządzenia - bo moga przestac dzialać lub działać źle</text:p>
      <text:p text:style-name="Standard">duże kawałki metalu - bo indukowane w nich prady mogą rozgrzać metal i zakłócają badnaie</text:p>
      <text:p text:style-name="Standard"/>
      <text:p text:style-name="Standard"/>
      <text:p text:style-name="Standard"/>
      <text:p text:style-name="Standard"/>
      <text:p text:style-name="Standard">ultadźwiękki w medycynie zazwyczaj mają kilka ale mogą mieć do kilkudziesieciu MHz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dzie γ to współczynnik osłabienia zależny od Z, a x to droga przebyta przez falę.</text:p>
      <text:p text:style-name="Standard">Efekt ten można korygować poprzez dobór odpowiedniego I0 .</text:p>
      <text:p text:style-name="Standard"/>
      <text:p text:style-name="Standard"/>
      <text:p text:style-name="Standard">-&gt; koryguje się też mierząc czas powrotu i na rtej podstawie wyliczjąc spodziewane osłabienie <text:s/>- pozwala to obrazować jednocześnie struktury położene w różnych odległosciach</text:p>
      <text:p text:style-name="Standard"/>
      <text:p text:style-name="Standard"/>
      <text:p text:style-name="Standard"/>
      <text:p text:style-name="Standard"/>
      <text:p text:style-name="Standard"/>
      <text:p text:style-name="Standard">Echa z danego kierunku pozwalają na obliczenie pojedynczego promienia aku-</text:p>
      <text:p text:style-name="Standard">stycznego, który jest iloczynem charakterystyk nadawanego i odbieranego sygna-</text:p>
      <text:p text:style-name="Standard">łu.</text:p>
      <text:p text:style-name="Standard"/>
      <text:p text:style-name="Standard">Iloczynem czy iloraznem??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gazy. Dlatego RM jest częściej rekomendowany do oceny struktur umiejscowionych w</text:p>
      <text:p text:style-name="Standard">otoczeniu lub składających się w większości z takich ośrodków np. płuca.</text:p>
      <text:p text:style-name="Standard">-&gt; płuca lub mózg (chodzi o kości czaszki)</text:p>
      <text:p text:style-name="Standard">-&gt;częściej rekomendowany -&gt; chyba lepiej napisać że usg jest w tych wypadkach mało użyteczne. Częstość rekomendacji bardzo się zmienia</text:p>
      <text:p text:style-name="Standard"/>
      <text:p text:style-name="Standard"/>
      <text:p text:style-name="Standard"/>
      <text:p text:style-name="Standard">W wymiarze finansowym istotny jest fakt, że aparat do USG kosztuje nawet 10 razy</text:p>
      <text:p text:style-name="Standard">mniej niż aparatura do RM. Jak wspomniano jednak, z uwagi na jakość detali, uzy-</text:p>
      <text:p text:style-name="Standard">skiwane obrazy są trudniejsze do interpretacji, co przekłada się na koszty wyszkolenia</text:p>
      <text:p text:style-name="Standard">kadry.</text:p>
      <text:p text:style-name="Standard"/>
      <text:p text:style-name="Standard">- z kosztami wyszkolenie to jest różnie - MR jest tak drogi że kursy MR są drożne</text:p>
      <text:p text:style-name="Standard">- nawet 10 razy -&gt; słowo "nawet" nie jest najlepsze. Jak się porówna najtanszy USG z najdrożsyzm MRI to wychodzyu "nawet" kilkaset razy</text:p>
      <text:p text:style-name="Standard">chyba lepiej napisać że przeciętnie około 10 raz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6-17T11:50:46.948000000</dc:date>
    <meta:editing-duration>PT11S</meta:editing-duration>
    <meta:editing-cycles>1</meta:editing-cycles>
    <meta:document-statistic meta:table-count="0" meta:image-count="0" meta:object-count="0" meta:page-count="9" meta:paragraph-count="188" meta:word-count="2208" meta:character-count="15404" meta:non-whitespace-character-count="13365"/>
  </office:meta>
</office:document-meta>
</file>